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Assertion.clearTest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Assertion.setTestField( String test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isSubst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ponseAssertion.unsetNo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estField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oContain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equalsComparisonText( final String received , final String comparis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ResponseAssertion.isTestField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oNo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estFieldRespons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AssumeSucces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oMatc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getAssume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isEqual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oEqual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isTestFieldRespons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isContain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getTest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evaluateResponse( SampleResult response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9">
            <text:p text:style-name="Table_20_Contents">9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ResponseAssertion.setTestType( int tes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ResponseAsser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isMatc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estField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isNo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estFieldRespons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isTestFieldRespons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estFieldRespons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getResult( SampleResult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Assertion.getTes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Assertion.isTestFieldRespons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oSubst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getFailText( String stringPattern , String toCheck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ResponseAssertion.getTes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addTestString( String tes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Assertion.setTestTypeMasked( int tes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Assertion.trunc( final boolean right , final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Assertion.isTestField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